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96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69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925cm" fo:min-width="4.26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14cm" fo:min-width="3.808cm" draw:shadow="visible"/>
      <style:paragraph-properties style:writing-mode="lr-tb"/>
    </style:style>
    <style:style style:name="gr11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1.02cm" fo:min-width="4.262cm"/>
      <style:paragraph-properties style:writing-mode="lr-tb"/>
    </style:style>
    <style:style style:name="gr12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1.02cm" fo:min-width="4.26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7.35cm" svg:x2="27.352cm" svg:y2="7.35cm">
          <text:p/>
        </draw:line>
        <draw:line draw:style-name="gr1" draw:text-style-name="P1" draw:layer="layout" svg:x1="27.352cm" svg:y1="7.35cm" svg:x2="27.352cm" svg:y2="32.75cm">
          <text:p/>
        </draw:line>
        <draw:line draw:style-name="gr1" draw:text-style-name="P1" draw:layer="layout" svg:x1="2.905cm" svg:y1="32.75cm" svg:x2="2.905cm" svg:y2="7.35cm">
          <text:p/>
        </draw:line>
        <draw:line draw:style-name="gr1" draw:text-style-name="P1" draw:layer="layout" svg:x1="2.905cm" svg:y1="32.75cm" svg:x2="27.352cm" svg:y2="32.75cm">
          <text:p/>
        </draw:line>
        <draw:custom-shape draw:style-name="gr2" draw:text-style-name="P2" xml:id="id1" draw:id="id1" draw:layer="layout" svg:width="5.715cm" svg:height="1.905cm" svg:x="20.05cm" svg:y="12.112cm">
          <text:p text:style-name="P2">PISO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715cm" svg:height="1.905cm" svg:x="4.175cm" svg:y="12.112cm">
          <text:p text:style-name="P2">SIPO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99cm" svg:height="2.222cm" svg:x="6.397cm" svg:y="9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xml:id="id3" draw:id="id3" draw:layer="layout" svg:width="0.635cm" svg:height="0.635cm" svg:x="2.587cm" svg:y="12.74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7.67cm" svg:y1="13.065cm" svg:x2="28.7cm" svg:y2="13.065cm">
          <text:p/>
        </draw:line>
        <draw:custom-shape draw:style-name="gr4" draw:text-style-name="P2" xml:id="id2" draw:id="id2" draw:layer="layout" svg:width="0.635cm" svg:height="0.635cm" svg:x="27.035cm" svg:y="12.747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25.765cm" svg:y1="13.064cm" svg:x2="27.035cm" svg:y2="13.064cm" draw:start-shape="id1" draw:start-glue-point="1" draw:end-shape="id2" draw:end-glue-point="3" svg:d="M25765 13064h1270" svg:viewBox="0 0 1271 1">
          <text:p/>
        </draw:connector>
        <draw:connector draw:style-name="gr7" draw:text-style-name="P1" draw:layer="layout" svg:x1="3.222cm" svg:y1="13.064cm" svg:x2="4.175cm" svg:y2="13.064cm" draw:start-shape="id3" draw:start-glue-point="1" draw:end-shape="id4" draw:end-glue-point="3" svg:d="M3222 13064h953" svg:viewBox="0 0 954 1">
          <text:p/>
        </draw:connector>
        <draw:custom-shape draw:style-name="gr8" draw:text-style-name="P2" draw:layer="layout" svg:width="0.999cm" svg:height="2.222cm" svg:x="22.272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4.763cm" svg:height="3.175cm" svg:x="12.747cm" svg:y="8.62cm">
          <text:p text:style-name="P2">Control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308cm" svg:height="1.964cm" svg:x="3.548cm" svg:y="30.071cm">
          <text:p text:style-name="P2">UART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762cm" svg:height="1.27cm" svg:x="4.493cm" svg:y="8.62cm">
          <text:p text:style-name="P2">RX reg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763cm" svg:height="1.27cm" svg:x="20.367cm" svg:y="8.62cm">
          <text:p text:style-name="P2">TX re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99cm" svg:height="2.223cm" svg:x="22.226cm" svg:y="6.3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999cm" svg:height="2.222cm" svg:x="6.351cm" svg:y="6.3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officeooo:annotation svg:x="0cm" svg:y="0cm">
          <dc:creator>Vitalii Yurchenko</dc:creator>
          <meta:creator-initials>VY</meta:creator-initials>
          <dc:date>2022-08-23T12:55:35</dc:date>
          <text:p>output RX register</text:p>
          <text:p/>
          <text:p>input TX register</text:p>
          <text:p/>
          <text:p>input read <text:s/>RX register</text:p>
          <text:p>input write TX register</text:p>
          <text:p/>
          <text:p>input ready RX data</text:p>
          <text:p>input empty TX data</text:p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08-23T12:24:08.755092276</meta:creation-date>
    <meta:generator>LibreOffice/7.4.0.3$Linux_X86_64 LibreOffice_project/40$Build-3</meta:generator>
    <dc:date>2022-08-23T13:15:28.835664570</dc:date>
    <dc:creator>Vitalii Yurchenko</dc:creator>
    <meta:editing-duration>PT41M5S</meta:editing-duration>
    <meta:editing-cycles>10</meta:editing-cycles>
    <meta:document-statistic meta:object-count="19"/>
  </office:meta>
</office:document-meta>
</file>